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19000000B3A9F37FC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_5f_ITEMS" style:display-name="TABLA_ITEMS" style:family="table">
      <style:table-properties style:width="9in" fo:margin-left="0in" fo:margin-right="1.1153in" table:align="margins"/>
    </style:style>
    <style:style style:name="TABLA_5f_ITEMS.A" style:display-name="TABLA_ITEMS.A" style:family="table-column">
      <style:table-column-properties style:column-width="3in" style:rel-column-width="21845*"/>
    </style:style>
    <style:style style:name="TABLA_5f_ITEMS.1" style:display-name="TABLA_ITEMS.1" style:family="table-row">
      <style:table-row-properties fo:keep-together="auto"/>
    </style:style>
    <style:style style:name="TABLA_5f_ITEMS.A1" style:display-name="TABLA_ITEMS.A1" style:family="table-cell">
      <style:table-cell-properties fo:background-color="#eeeeee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_5f_ITEMS.C1" style:display-name="TABLA_ITEMS.C1" style:family="table-cell">
      <style:table-cell-properties fo:background-color="#eeeeee" fo:padding="0.0382in" fo:border="0.05pt solid #000000">
        <style:background-image/>
      </style:table-cell-properties>
    </style:style>
    <style:style style:name="TABLA_5f_ITEMS.A2" style:display-name="TABLA_ITEMS.A2" style:family="table-cell">
      <style:table-cell-properties fo:padding="0.0382in" fo:border-left="0.05pt solid #000000" fo:border-right="none" fo:border-top="none" fo:border-bottom="0.05pt solid #000000"/>
    </style:style>
    <style:style style:name="TABLA_5f_ITEMS.B2" style:display-name="TABLA_ITEMS.B2" style:family="table-cell">
      <style:table-cell-properties fo:padding="0.0382in" fo:border-left="0.05pt solid #000000" fo:border-right="none" fo:border-top="none" fo:border-bottom="0.05pt solid #000000"/>
    </style:style>
    <style:style style:name="TABLA_5f_ITEMS.C2" style:display-name="TABLA_ITEMS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style:font-name="Arial" fo:font-size="10pt" officeooo:rsid="0027d500" style:font-name-asian="Arial" style:font-size-asian="10pt" style:font-name-complex="Arial" style:font-size-complex="10pt"/>
    </style:style>
    <style:style style:name="P2" style:family="paragraph" style:parent-style-name="Standard">
      <style:paragraph-properties fo:text-align="start" style:justify-single-word="false"/>
      <style:text-properties style:font-name="Arial" fo:font-size="10pt" officeooo:rsid="0027d500" officeooo:paragraph-rsid="0027d500" style:font-name-asian="Arial" style:font-size-asian="10pt" style:font-name-complex="Arial" style:font-size-complex="10pt"/>
    </style:style>
    <style:style style:name="P3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" fo:font-size="9pt" style:font-name-asian="Arial" style:font-size-asian="9pt" style:font-name-complex="Arial" style:font-size-complex="9pt"/>
    </style:style>
    <style:style style:name="P4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" fo:font-size="13pt" fo:font-weight="bold" officeooo:rsid="0027d500" officeooo:paragraph-rsid="00180869" style:font-name-asian="Arial" style:font-size-asian="13pt" style:font-weight-asian="bold" style:font-name-complex="Arial" style:font-size-complex="13pt" style:font-weight-complex="bold"/>
    </style:style>
    <style:style style:name="P5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fo:font-size="10pt" officeooo:rsid="001eb3f2" officeooo:paragraph-rsid="001eb3f2" style:font-size-asian="10pt" style:font-size-complex="10pt"/>
    </style:style>
    <style:style style:name="P6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5pt" fo:font-weight="bold" style:font-name-asian="Arial" style:font-size-asian="15pt" style:font-weight-asian="bold" style:font-name-complex="Arial" style:font-size-complex="15pt" style:font-weight-complex="bold"/>
    </style:style>
    <style:style style:name="P7" style:family="paragraph" style:parent-style-name="Standard">
      <style:paragraph-properties fo:margin-left="0.75in" fo:margin-right="0in" fo:text-align="start" style:justify-single-word="false" fo:text-indent="0in" style:auto-text-indent="false"/>
      <style:text-properties style:font-name="Arial" fo:font-size="9pt" fo:font-style="italic" style:font-name-asian="Arial" style:font-size-asian="9pt" style:font-style-asian="italic" style:font-name-complex="Arial" style:font-size-complex="9pt" style:font-style-complex="italic"/>
    </style:style>
    <style:style style:name="P8" style:family="paragraph" style:parent-style-name="Table_20_Contents">
      <style:paragraph-properties fo:margin-top="0.1665in" fo:margin-bottom="0in" loext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0pt" officeooo:rsid="00281993" officeooo:paragraph-rsid="00281993" style:font-name-asian="Arial" style:font-size-asian="10pt" style:font-name-complex="Arial" style:font-size-complex="10pt"/>
    </style:style>
    <style:style style:name="P9" style:family="paragraph" style:parent-style-name="Table_20_Contents">
      <style:paragraph-properties fo:margin-top="0.1665in" fo:margin-bottom="0in" loext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0pt" officeooo:rsid="002b869f" officeooo:paragraph-rsid="002b869f" style:font-name-asian="Arial" style:font-size-asian="10pt" style:font-name-complex="Arial" style:font-size-complex="10pt"/>
    </style:style>
    <style:style style:name="P10" style:family="paragraph" style:parent-style-name="Table_20_Contents">
      <style:paragraph-properties fo:margin-top="0.1665in" fo:margin-bottom="0in" loext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0pt" fo:font-weight="bold" officeooo:rsid="0027d500" officeooo:paragraph-rsid="0027d500" style:font-name-asian="Arial" style:font-size-asian="10pt" style:font-weight-asian="bold" style:font-name-complex="Arial" style:font-size-complex="10pt" style:font-weight-complex="bold"/>
    </style:style>
    <style:style style:name="P11" style:family="paragraph" style:parent-style-name="Table_20_Contents">
      <style:paragraph-properties fo:margin-top="0.1665in" fo:margin-bottom="0in" loext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0pt" fo:font-weight="bold" officeooo:rsid="002b869f" officeooo:paragraph-rsid="002b869f" style:font-name-asian="Arial" style:font-size-asian="10pt" style:font-weight-asian="bold" style:font-name-complex="Arial" style:font-size-complex="10pt" style:font-weight-complex="bold"/>
    </style:style>
    <style:style style:name="P1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/>
      <style:text-properties style:font-name="Arial" fo:font-size="10pt" style:font-name-asian="Arial" style:font-size-asian="10pt" style:font-name-complex="Arial" style:font-size-complex="10pt"/>
    </style:style>
    <style:style style:name="P13" style:family="paragraph" style:parent-style-name="Standard" style:master-page-name="Page_20_Style_20_1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style:page-number="auto"/>
      <style:text-properties fo:color="#000000" style:font-name="Liberation Serif1" fo:font-size="12pt" style:font-name-asian="Liberation Serif1" style:font-size-asian="12pt" style:font-name-complex="Liberation Serif1" style:font-size-complex="12pt"/>
    </style:style>
    <style:style style:name="T1" style:family="text">
      <style:text-properties style:font-name="Arial" fo:font-weight="bold" style:font-name-asian="Arial" style:font-weight-asian="bold" style:font-name-complex="Arial" style:font-weight-complex="bold"/>
    </style:style>
    <style:style style:name="T2" style:family="text">
      <style:text-properties style:font-name="Arial" style:font-name-asian="Arial" style:font-name-complex="Arial"/>
    </style:style>
    <style:style style:name="T3" style:family="text">
      <style:text-properties officeooo:rsid="002d02d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/>
      <text:p text:style-name="P12"/>
      <text:p text:style-name="P6">Teatro Nacional Cervantes</text:p>
      <text:p text:style-name="P6">Listado <text:span text:style-name="T3">de todos los items</text:span></text:p>
      <text:p text:style-name="P3"/>
      <text:p text:style-name="P5"><text:span text:style-name="T1">Fecha</text:span><text:span text:style-name="T2">: [FECHA]</text:span></text:p>
      <text:p text:style-name="P4"/>
      <text:p text:style-name="P4"/>
      <text:p text:style-name="P7"/>
      <table:table table:name="TABLA_ITEMS" table:style-name="TABLA_5f_ITEMS">
        <table:table-column table:style-name="TABLA_5f_ITEMS.A" table:number-columns-repeated="3"/>
        <table:table-row table:style-name="TABLA_5f_ITEMS.1">
          <table:table-cell table:style-name="TABLA_5f_ITEMS.A1" office:value-type="string">
            <text:p text:style-name="P11">Clase</text:p>
          </table:table-cell>
          <table:table-cell table:style-name="TABLA_5f_ITEMS.A1" office:value-type="string">
            <text:p text:style-name="P10">Codigo</text:p>
          </table:table-cell>
          <table:table-cell table:style-name="TABLA_5f_ITEMS.C1" office:value-type="string">
            <text:p text:style-name="P10">Nombre</text:p>
          </table:table-cell>
        </table:table-row>
        <table:table-row table:style-name="TABLA_5f_ITEMS.1">
          <table:table-cell table:style-name="TABLA_5f_ITEMS.A2" office:value-type="string">
            <text:p text:style-name="P9">[CLASE]</text:p>
          </table:table-cell>
          <table:table-cell table:style-name="TABLA_5f_ITEMS.B2" office:value-type="string">
            <text:p text:style-name="P8">[CODIGO]</text:p>
          </table:table-cell>
          <table:table-cell table:style-name="TABLA_5f_ITEMS.C2" office:value-type="string">
            <text:p text:style-name="P8">[NOMBRE]</text:p>
          </table:table-cell>
        </table:table-row>
      </table:table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02in" fo:page-height="8.2701in" style:num-format="1" style:print-orientation="portrait" fo:margin-top="0.3937in" fo:margin-bottom="0.3937in" fo:margin-left="0.7874in" fo:margin-right="0.7874in" fo:background-color="transparent" style:writing-mode="lr-tb" draw:fill="none" draw:fill-color="#729fcf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.9098in" fo:margin-left="0in" fo:margin-right="0in" fo:margin-bottom="0.5in" style:shadow="none" style:dynamic-spacing="false"/>
      </style:header-style>
      <style:footer-style/>
    </style:page-layout>
  </office:automatic-styles>
  <office:master-styles>
    <style:master-page style:name="Standard" style:page-layout-name="Mpm1"/>
    <style:master-page style:name="Page_20_Style_20_1" style:display-name="Page Style 1" style:page-layout-name="Mpm2">
      <style:header>
        <text:p text:style-name="Header"><draw:frame draw:style-name="Mfr1" draw:name="Image2" text:anchor-type="paragraph" svg:x="4.15in" svg:y="-0.3937in" svg:width="1.7701in" svg:height="1.1402in" draw:z-index="0"><draw:image xlink:href="Pictures/1000000000000119000000B3A9F37FC0.png" xlink:type="simple" xlink:show="embed" xlink:actuate="onLoad"/></draw:frame></text:p>
      </style:header>
      <style:header-first>
        <text:p text:style-name="Header"><draw:frame draw:style-name="Mfr1" draw:name="Image4" text:anchor-type="paragraph" svg:x="4.15in" svg:y="-0.3937in" svg:width="1.7701in" svg:height="1.1402in" draw:z-index="0"><draw:image xlink:href="Pictures/1000000000000119000000B3A9F37FC0.png" xlink:type="simple" xlink:show="embed" xlink:actuate="onLoad"/></draw:frame></text:p>
      </style:header-first>
      <style:header-left>
        <text:p text:style-name="Header"><draw:frame draw:style-name="Mfr1" draw:name="Image3" text:anchor-type="paragraph" svg:x="4.15in" svg:y="-0.3937in" svg:width="1.7701in" svg:height="1.1402in" draw:z-index="0"><draw:image xlink:href="Pictures/1000000000000119000000B3A9F37FC0.png" xlink:type="simple" xlink:show="embed" xlink:actuate="onLoad"/></draw:frame></text:p>
      </style:head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2-10T13:56:58.089404356</dc:date>
    <meta:generator>LibreOffice/4.4.6.3$Linux_X86_64 LibreOffice_project/40m0$Build-3</meta:generator>
    <meta:editing-duration>PT5M56S</meta:editing-duration>
    <meta:editing-cycles>25</meta:editing-cycles>
    <dc:creator>gsantacruz </dc:creator>
    <meta:document-statistic meta:table-count="1" meta:image-count="3" meta:object-count="0" meta:page-count="1" meta:paragraph-count="9" meta:word-count="16" meta:character-count="105" meta:non-whitespace-character-count="98"/>
  </office:meta>
</office:document-meta>
</file>